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fill="solid" draw:fill-color="#ff6633" dr3d:depth="1.075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draw:fill="solid" draw:fill-color="#ffffff" dr3d:depth="1.075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7" style:family="graphic" style:parent-style-name="standard">
      <style:graphic-properties draw:stroke="none" draw:fill="solid" draw:fill-color="#666699" draw:fill-gradient-name="Gradient_20_8" draw:textarea-horizontal-align="justify" draw:textarea-vertical-align="middle" draw:auto-grow-height="false" fo:min-height="0cm" fo:min-width="0cm" draw:shadow="hidden" draw:shadow-offset-x="0.2cm" draw:shadow-offset-y="0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2.442cm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fill="solid" draw:fill-color="#ff6633" draw:fill-gradient-name="Gradient_20_7" draw:shadow="hidden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00" draw:secondary-fill-color="#99ccff" draw:fill-gradient-name="Gradient_20_7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="solid" draw:fill-color="#ffff00" draw:fill-gradient-name="Gradient_20_7" dr3d:vertical-segments="13" dr3d:backface-culling="disabled" dr3d:close-front="true" dr3d:close-back="true"/>
    </style:style>
    <style:style style:name="gr1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0%" dr3d:back-scale="100%" dr3d:depth="0.35cm" dr3d:backface-culling="enabled" dr3d:close-front="true" dr3d:close-back="true" dr3d:normals-kind="sphere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svg:stroke-width="0cm" draw:fill="solid" draw:fill-color="#666699" draw:shadow="hidden" dr3d:depth="0.417cm" dr3d:close-front="true" dr3d:close-back="true" dr3d:texture-generation-mode-x="parallel" dr3d:texture-generation-mode-y="parallel"/>
    </style:style>
    <style:style style:name="gr1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00b8ff" draw:secondary-fill-color="#99ccff" draw:fill-gradient-name="Linear_20_yellow_2f_brown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none" svg:stroke-width="0cm" draw:fill="gradient" draw:fill-gradient-name="Linear_20_yellow_2f_brown" draw:shadow="hidden" dr3d:depth="0.417cm" dr3d:close-front="true" dr3d:close-back="true" dr3d:texture-generation-mode-x="parallel" dr3d:texture-generation-mode-y="parallel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333366" fo:font-family="'Trebuchet MS'" style:font-pitch="variable" fo:font-size="14pt" fo:font-weight="bold"/>
    </style:style>
    <style:style style:name="P4" style:family="paragraph">
      <style:text-properties fo:color="#ffffff" fo:font-family="Eurostile-Black-DTC" style:font-pitch="variable" fo:font-size="200pt" fo:font-style="italic" fo:text-shadow="1pt 1pt" fo:font-weight="normal"/>
    </style:style>
    <style:style style:name="P5" style:family="paragraph">
      <style:text-properties fo:color="#ff6633" fo:font-family="Eurostile-Black-DTC" style:font-pitch="variable" fo:font-size="80pt" fo:font-style="italic" fo:text-shadow="1pt 1pt" fo:font-weight="normal"/>
    </style:style>
    <style:style style:name="P6" style:family="paragraph">
      <style:paragraph-properties fo:margin-left="0cm" fo:margin-right="0cm" fo:text-indent="0cm"/>
      <style:text-properties fo:font-size="40pt"/>
    </style:style>
    <style:style style:name="P7" style:family="paragraph">
      <style:paragraph-properties fo:margin-left="0cm" fo:margin-right="0cm" fo:text-indent="0cm"/>
      <style:text-properties fo:color="#ff9966" fo:font-family="Eurostile-Black-DTC" style:font-pitch="variable" fo:font-size="40pt" fo:font-style="italic" fo:text-shadow="1pt 1pt" fo:font-weight="normal"/>
    </style:style>
    <style:style style:name="T1" style:family="text">
      <style:text-properties fo:color="#333366" fo:font-family="'Trebuchet MS'" style:font-pitch="variable" fo:font-size="14pt" fo:font-weight="bold"/>
    </style:style>
    <style:style style:name="T2" style:family="text">
      <style:text-properties fo:color="#ffffff" fo:font-family="Eurostile-Black-DTC" style:font-pitch="variable" fo:font-size="200pt" fo:font-style="italic" fo:text-shadow="1pt 1pt" fo:font-weight="normal"/>
    </style:style>
    <style:style style:name="T3" style:family="text">
      <style:text-properties fo:color="#ff6633" fo:font-family="Eurostile-Black-DTC" style:font-pitch="variable" fo:font-size="80pt" fo:font-style="italic" fo:text-shadow="1pt 1pt" fo:font-weight="normal"/>
    </style:style>
    <style:style style:name="T4" style:family="text">
      <style:text-properties fo:color="#ff6633" fo:font-family="Eurostile-Black-DTC" style:font-pitch="variable" fo:font-size="40pt" fo:font-style="italic" fo:text-shadow="1pt 1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2cm" svg:height="7cm" svg:x="1.135cm" svg:y="1.891cm">
          <text:p text:style-name="P2"/>
        </draw:rect>
        <draw:frame draw:style-name="gr2" draw:text-style-name="P3" draw:layer="layout" svg:width="10.145cm" svg:height="0.577cm" svg:x="2.049cm" svg:y="7.891cm">
          <draw:text-box>
            <text:p text:style-name="P2"><text:span text:style-name="T1">programming - data handling - visualisation </text:span></text:p>
          </draw:text-box>
        </draw:frame>
        <dr3d:scene draw:style-name="gr3" svg:width="4.728cm" svg:height="5.704cm" svg:x="14.907cm" svg:y="3.135cm" dr3d:transform="matrix (0.697123040696445 0.237765169115964 -0.676377993791486 0.0362120766249905 0.930527146243876 0.364428203642008 0.716036417814514 -0.278544349177095 0.640081943117338 -6.29819292196278cm 20.1528686258772cm 14.9805693275412cm)" dr3d:vrp="(0 0 16129.2857142857)" dr3d:vpn="(0 0 15054.2857142857)" dr3d:vup="(0 1155625 0)" dr3d:projection="perspective" dr3d:distance="1.07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dr3d:transform="matrix (1.0607904978763 0.00315776418029261 0.0624397814954175 0.00315776418029267 1.00016403015219 0.00324343626585752 0.0624397814954177 0.00324343626585753 1.06413381119412 -0.577214105288958cm -0.0299834034876626cm -0.592874279194976cm)" svg:viewBox="7686 -25129 1937 2287" svg:d="m9555-23560h-575l-1 40-3 37-6 32-3 15-4 14-5 13-5 12-5 11-6 9-7 9-7 8-8 7-8 6-9 5-9 6-11 4-11 5-24 7-27 6-31 5-33 3-36 2-39 1h-61l-2-1h-2l-1-1h-2l-2-1h-1-2-2-13-28l-27-2-27-2-26-4-26-4-25-6-24-6-24-8-11-4-11-6-10-6-9-7-9-7-8-9-7-9-6-11-6-11-5-12-4-12-3-14-3-14-2-16-1-33 1-25 1-24 3-22 5-21 5-18 7-17 4-8 4-7 4-7 5-7 5-6 6-6 6-6 7-5 7-5 8-4 8-4 9-4 20-6 22-6 24-3 26-3 104-7 109-7h13 17l167-11 81-9 78-12 77-13 75-17 73-18 71-21 34-13 31-15 30-18 27-22 25-24 23-27 21-30 18-33 17-36 14-39 12-42 10-45 7-47 6-51 4-110v-97-25l-2-25-2-25-3-25-2-26-3-26-3-26-5-26-5-26-6-26-15-51-9-25-10-23-12-23-13-22-15-20-17-20-18-19-19-17-27-22-29-20-29-18-30-17-31-14-32-13-33-11-33-9-68-14-69-12-70-8-71-5-79-3h-80-149l-219 6-99 8-92 11-85 15-78 17-71 21-64 24-29 14-27 18-26 21-23 25-22 28-19 31-18 35-16 38-14 42-12 45-19 101-11 114-4 128 576 3 1-31 2-30 3-28 5-26 6-24 7-22 9-21 11-19 6-9 6-8 8-8 8-7 9-7 10-6 10-5 11-5 12-4 13-4 28-5 31-4 34-1h261 28l27 1 26 2 25 3 23 5 23 6 22 7 20 8 10 5 9 6 8 7 8 7 7 9 7 10 6 10 5 11 5 13 4 13 3 14 3 15 4 33 1 37-1 34-4 31-2 14-3 13-4 12-4 11-5 11-5 9-6 9-7 8-7 7-8 6-8 5-9 4-19 7-20 7-22 6-23 5-25 4-26 4-56 5h-12-12l-110 6-103 7-96 7-90 9-85 11-79 14-74 17-69 19-64 21-58 24-27 14-25 18-23 20-22 24-20 26-18 30-17 33-14 36-14 39-11 42-17 94-11 106-3 118 2 72 6 67 10 63 14 58 18 55 23 49 12 24 14 22 14 21 16 20 17 19 18 18 19 16 21 16 22 15 24 14 25 12 26 12 56 20 62 17 67 12 73 8 198 12 198 5 188-5 88-7 84-9 80-12 75-15 72-17 67-20 32-12 29-15 28-19 25-21 24-24 21-28 19-31 18-34 15-36 13-40 12-43 9-47 12-101 4-114v-19-15l-1-3-1-2-1-3v-2l-1-2v-2-3-2-18z"/>
          <dr3d:extrude draw:style-name="gr5" draw:layer="layout" dr3d:transform="matrix (0.861112918131006 -0.0678039944572012 -0.108158773486323 -0.0678039944572014 0.759352458220682 0.0653629149663754 -0.108158773486323 0.0653629149663754 0.848493923394663 -0.401175677127613cm -5.62175258849109cm 2.77679884052637cm)" svg:viewBox="9820 -25115 1951 2259" svg:d="m11002-24231v908h-24l-684-908zm1287 1375v-1375h190v-434h-190v-450h-579v450h-1182v640l863 1169z"/>
        </dr3d:scene>
        <draw:frame draw:style-name="gr2" draw:text-style-name="P4" draw:layer="layout" svg:width="6.479cm" svg:height="7.744cm" svg:x="6.656cm" svg:y="1.391cm">
          <draw:text-box>
            <text:p text:style-name="P2"><text:span text:style-name="T2">4 </text:span></text:p>
          </draw:text-box>
        </draw:frame>
        <draw:frame draw:style-name="gr2" draw:text-style-name="P5" draw:layer="layout" svg:width="11.17cm" svg:height="3.1cm" svg:x="1.635cm" svg:y="4.791cm">
          <draw:text-box>
            <text:p text:style-name="P2"><text:span text:style-name="T3">SimuVis </text:span></text:p>
          </draw:text-box>
        </draw:frame>
        <draw:g>
          <draw:custom-shape draw:style-name="gr6" draw:text-style-name="P1" draw:layer="layout" svg:width="2.5cm" svg:height="2cm" svg:x="1.137cm" svg:y="9.63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7" draw:text-style-name="P1" draw:layer="layout" svg:width="2.501cm" svg:height="0.326cm" svg:x="1.136cm" svg:y="9.635cm" svg:viewBox="0 0 2502 327" draw:points="333,0 2168,0 2199,3 2230,8 2260,16 2290,29 2319,44 2346,61 2373,81 2396,104 2419,129 2440,154 2458,181 2473,210 2485,240 2494,270 2499,301 2501,326 0,326 3,301 8,270 16,240 29,210 44,181 61,154 81,129 104,104 129,81 154,61 181,44 210,29 240,16 270,8 301,3">
            <text:p text:style-name="P2"/>
          </draw:polygon>
        </draw:g>
        <draw:frame draw:style-name="gr8" draw:text-style-name="P7" draw:layer="layout" svg:width="2.517cm" svg:height="1.546cm" svg:x="1.136cm" svg:y="10.135cm">
          <draw:text-box>
            <text:p text:style-name="P6"><text:span text:style-name="T4">&gt;&gt;&gt; </text:span></text:p>
          </draw:text-box>
        </draw:frame>
        <draw:g>
          <draw:custom-shape draw:style-name="gr6" draw:text-style-name="P1" draw:layer="layout" svg:width="2.5cm" svg:height="2cm" svg:x="1.135cm" svg:y="12.13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7" draw:text-style-name="P1" draw:layer="layout" svg:width="2.501cm" svg:height="0.326cm" svg:x="1.134cm" svg:y="12.135cm" svg:viewBox="0 0 2502 327" draw:points="333,0 2168,0 2199,3 2230,8 2260,16 2290,29 2319,44 2346,61 2373,81 2396,104 2419,129 2440,154 2458,181 2473,210 2485,240 2494,270 2499,301 2501,326 0,326 3,301 8,270 16,240 29,210 44,181 61,154 81,129 104,104 129,81 154,61 181,44 210,29 240,16 270,8 301,3">
            <text:p text:style-name="P2"/>
          </draw:polygon>
        </draw:g>
        <dr3d:scene draw:style-name="gr9" svg:width="1.5cm" svg:height="1.5cm" svg:x="2.134cm" svg:y="12.635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0" draw:layer="layout"/>
        </dr3d:scene>
        <dr3d:scene draw:style-name="gr11" svg:width="1.63cm" svg:height="1.458cm" svg:x="1.134cm" svg:y="12.635cm" dr3d:transform="matrix (0.999905593496994 0.000937925717364158 -0.0137085516657872 0.00223950130660531 0.973203300302405 0.229935471196605 0.0135568701152796 -0.229944464112219 0.97310932309624 0cm 0cm 0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 5000 125-500 125-500 250-1000 500-2000 500-2000 500-2000 500-2000h-500-500-500-500-250-250"/>
        </dr3d:scene>
        <draw:g>
          <draw:custom-shape draw:style-name="gr6" draw:text-style-name="P1" draw:layer="layout" svg:width="2.5cm" svg:height="2cm" svg:x="1.135cm" svg:y="14.6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7" draw:text-style-name="P1" draw:layer="layout" svg:width="2.501cm" svg:height="0.326cm" svg:x="1.134cm" svg:y="14.64cm" svg:viewBox="0 0 2502 327" draw:points="333,0 2168,0 2199,3 2230,8 2260,16 2290,29 2319,44 2346,61 2373,81 2396,104 2419,129 2440,154 2458,181 2473,210 2485,240 2494,270 2499,301 2501,326 0,326 3,301 8,270 16,240 29,210 44,181 61,154 81,129 104,104 129,81 154,61 181,44 210,29 240,16 270,8 301,3">
            <text:p text:style-name="P2"/>
          </draw:polygon>
        </draw:g>
        <dr3d:scene draw:style-name="gr13" svg:width="2.292cm" svg:height="2.143cm" svg:x="1.253cm" svg:y="14.635cm" dr3d:transform="matrix (0.950898101501807 0.0249508172155599 0.308496770291909 0.17786726626698 0.771657712978404 -0.610661616275045 -0.253290418592917 0.635548448759979 0.729329920631132 -4.7127364314242cm 11.5449905631907cm -12.0139653145833cm)" dr3d:vrp="(0 0 4638.57142857143)" dr3d:vpn="(0 0 4288.57142857143)" dr3d:vup="(0 122500 0)" dr3d:projection="perspective" dr3d:distance="0.35cm" dr3d:focal-length="10cm" dr3d:shadow-slant="0" dr3d:shade-mode="flat" dr3d:ambient-color="#666666" dr3d:lighting-mode="false">
          <dr3d:light dr3d:diffuse-color="#cccccc" dr3d:direction="(0.514361342067902 0.442513923473478 0.734584125419421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dr3d:transform="matrix (0.958090153329342 -0.0163210410215775 -0.286001541452716 0.035505542844725 0.997443085429298 0.0620213491999583 0.284258006959628 -0.0695766839483784 0.956219886077508 0.82717004466782cm 0.101604599122259cm 3.2164621476096cm)" svg:viewBox="7135 -16135 1501 1501" svg:d="m7515-16135h39 21 10v0h10 10 11l8 10v0h10v0l10 10v18l-10 10v11l-10 20v10l-8 8h-11l-10 21-10 10-31 10-20 10h-19l-30 18-31 31-19 49 19 49 31 40 59 20 72 9 69 10 90-10 70-9 60-20 30-40 21-49-21-49-30-31-29-18h-21l-30-10-21-10-8-10-10-21h-11l-10-8-10-10v-20l-10-11v-10-18l10-10v0h10v0 0-10h10 11 18 41 20 11v0h139 90 51 29 10 10l21 10 10 10 9 18 10 21v138l10 89v59 19 20 0 41 28 10 0 10l-10 11v0l10 10v0 8 0h10l10 10h11 10l10-10h10l19-8v-10l10-11 20-10 11-10 10-20v-29l10-20 19-29 30-30 51-20 50 20 40 30 19 59 21 70v87 69l-21 80-19 50-40 39-50 20-51-20-30-39-19-30-10-20v-19l-10-20-11-20-20-11-10-10v-8l-19-10h-10-10l-10-10h-11l-10 10h-10v10 0 0l-10 8v10l10 11v10 39 20 10 0l-10 138v98 61 18 20 0l-10 21-9 10-10 18h-21-139-90-61-29-10v0h-41-21-10v0h-18-11-10v0 11 0h-10v0l-10 10v20 10l10 8v11l10 10 10 10 11 10 10 20 8 9 21 10 30 10h21l29 20 30 29 21 50-21 49-30 29-60 30-70 10-90 11-69-11-72-10-59-30-31-29-19-49 19-50 31-29 30-20h19l20-10 31-10 10-9 10-20 11-10 8-10v-10l10-11v-8l10-10v-20l-10-10v0h-10v0-11h-8-11-10-10-41-19-10v0h-141-90-59-31-10v0h-19l-20-18-10-10v-21-138-99-59-29-10 0-39-20-10 0-10-11-10-8 0h10v-10 0l10-10h10l19 10h10 10l10 10 11 8 10 10 20 11 9 20v20l20 19v20l20 30 31 39 49 20 51-20 29-39 31-50 10-80 10-69-10-87-10-70-31-59-29-30-51-20-49 20-31 30-20 29v20l-20 29v20l-9 10-20 10-10 11-11 10-10 8h-10l-10 10h-19-10l-10-10v0 0l-10-8v0-10 0-11-10-49-20-10 0-138-88-61-28-10 0-21l10-18 20-10 19-10z"/>
        </dr3d:scene>
        <draw:g>
          <draw:custom-shape draw:style-name="gr6" draw:text-style-name="P1" draw:layer="layout" svg:width="2.5cm" svg:height="2cm" svg:x="1.135cm" svg:y="17.13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7" draw:text-style-name="P1" draw:layer="layout" svg:width="2.501cm" svg:height="0.326cm" svg:x="1.134cm" svg:y="17.135cm" svg:viewBox="0 0 2502 327" draw:points="333,0 2168,0 2199,3 2230,8 2260,16 2290,29 2319,44 2346,61 2373,81 2396,104 2419,129 2440,154 2458,181 2473,210 2485,240 2494,270 2499,301 2501,326 0,326 3,301 8,270 16,240 29,210 44,181 61,154 81,129 104,104 129,81 154,61 181,44 210,29 240,16 270,8 301,3">
            <text:p text:style-name="P2"/>
          </draw:polygon>
        </draw:g>
        <draw:g>
          <draw:custom-shape draw:style-name="gr6" draw:text-style-name="P1" draw:layer="layout" svg:width="2.5cm" svg:height="2cm" svg:x="1.135cm" svg:y="19.63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7" draw:text-style-name="P1" draw:layer="layout" svg:width="2.501cm" svg:height="0.326cm" svg:x="1.134cm" svg:y="19.635cm" svg:viewBox="0 0 2502 327" draw:points="333,0 2168,0 2199,3 2230,8 2260,16 2290,29 2319,44 2346,61 2373,81 2396,104 2419,129 2440,154 2458,181 2473,210 2485,240 2494,270 2499,301 2501,326 0,326 3,301 8,270 16,240 29,210 44,181 61,154 81,129 104,104 129,81 154,61 181,44 210,29 240,16 270,8 301,3">
            <text:p text:style-name="P2"/>
          </draw:polygon>
        </draw:g>
        <dr3d:scene draw:style-name="gr15" svg:width="1.926cm" svg:height="2.381cm" svg:x="1.635cm" svg:y="19.754cm" dr3d:transform="matrix (0.945296417779908 -0.268093478262511 0.185850933399808 0.322195317718638 0.678175441115817 -0.66050605470923 0.0510378268802448 0.684254307973633 0.727455278520175 -5.74898608015118cm 12.3781286254527cm -11.4859664549214cm)" dr3d:vrp="(0 0 4705.57142857143)" dr3d:vpn="(0 0 4288.57142857143)" dr3d:vup="(0 173889 0)" dr3d:projection="perspective" dr3d:distance="0.4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6" draw:layer="layout" svg:viewBox="10135 -15135 1501 2000" svg:d="m11636-13676-983-139 668 653-326 27-792-943 942 137-670-693-108 291-232-792 764 223-274 125z"/>
        </dr3d:scene>
        <dr3d:scene draw:style-name="gr17" svg:width="1.921cm" svg:height="1.684cm" svg:x="1.635cm" svg:y="17.451cm" dr3d:transform="matrix (0.819484069202104 0.0149169087001482 -0.572907799003287 -0.215050024946836 0.934617963139343 -0.283271512418088 0.531224384883003 0.355340328153303 0.769112413170908 -12.2639429399308cm 12.8799119607296cm 2.22000974536514cm)" dr3d:vrp="(0 0 6134.14285714286)" dr3d:vpn="(0 0 5717.14285714286)" dr3d:vup="(0 173889 0)" dr3d:projection="perspective" dr3d:distance="0.4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8" draw:layer="layout" svg:viewBox="10135 -14936 2001 1801" svg:d="m10467-13135-31-1-31-5-30-6-30-9-29-12-27-13-26-15-24-17-23-18-20-19-17-21-15-21-13-23-9-22-5-24-2-23v-187-187-254-187-187l2-23 5-24 9-22 13-23 15-21 17-21 20-20 23-18 24-17 26-15 27-13 29-12 30-9 30-6 31-5 31-1-203-300 701 300h340 249 249l31 1 31 5 30 6 30 9 29 12 27 13 26 15 25 17 22 18 20 20 18 21 15 21 12 23 10 22 5 24 2 11v12 187 187 254 187 187 12l-2 11-5 24-10 22-12 23-15 21-18 21-20 19-22 18-25 17-26 15-27 13-29 12-30 9-30 6-31 5-31 1h-249-249-340-249z"/>
        </dr3d:scene>
        <draw:g>
          <draw:custom-shape draw:style-name="gr6" draw:text-style-name="P1" draw:layer="layout" svg:width="2.5cm" svg:height="2cm" svg:x="1.136cm" svg:y="22.13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7" draw:text-style-name="P1" draw:layer="layout" svg:width="2.501cm" svg:height="0.326cm" svg:x="1.135cm" svg:y="22.135cm" svg:viewBox="0 0 2502 327" draw:points="333,0 2168,0 2199,3 2230,8 2260,16 2290,29 2319,44 2346,61 2373,81 2396,104 2419,129 2440,154 2458,181 2473,210 2485,240 2494,270 2499,301 2501,326 0,326 3,301 8,270 16,240 29,210 44,181 61,154 81,129 104,104 129,81 154,61 181,44 210,29 240,16 270,8 301,3">
            <text:p text:style-name="P2"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9999cc" draw:start-intensity="100%" draw:end-intensity="100%" draw:angle="300" draw:border="0%"/>
    <draw:gradient draw:name="Gradient_20_8" draw:display-name="Gradient 8" draw:style="linear" draw:start-color="#9999cc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4-10-15T14:36:55</meta:creation-date>
    <dc:date>2006-04-13T11:11:15</dc:date>
    <dc:language>en-US</dc:language>
    <meta:editing-cycles>6</meta:editing-cycles>
    <meta:editing-duration>PT50M26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